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3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skill_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/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grey50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lock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ty PlayerSneaky G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colat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zyDo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ghty BlowTack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llow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Do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Strip 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untle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ving 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ving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 Arm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il Mary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mp U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er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strous Mout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iple 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nning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fe Pair of Han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eaky GitDefensi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nd Fir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tacle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ck Sku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ck SkullGuar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wo Hea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Frenzy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C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20:13:10.443160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3-02-26T20:14:27.363789758</dc:date>
    <meta:editing-duration>PT1H27M51S</meta:editing-duration>
    <meta:editing-cycles>14</meta:editing-cycles>
    <meta:document-statistic meta:table-count="1" meta:cell-count="186" meta:object-count="0"/>
  </office:meta>
</office:document-meta>
</file>